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k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otal cycles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float" office:value="68623" calcext:value-type="float">
            <text:p>68623</text:p>
          </table:table-cell>
          <table:table-cell office:value-type="string" calcext:value-type="string">
            <text:p><text:s/>ifeq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]/[.C2])" office:value-type="float" office:value="17155" calcext:value-type="float">
            <text:p>17155</text:p>
          </table:table-cell>
        </table:table-row>
        <table:table-row table:style-name="ro1">
          <table:table-cell office:value-type="float" office:value="64944" calcext:value-type="float">
            <text:p>64944</text:p>
          </table:table-cell>
          <table:table-cell office:value-type="string" calcext:value-type="string">
            <text:p><text:s/>saload <text:s text:c="7"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3]/[.C3])" office:value-type="float" office:value="16236" calcext:value-type="float">
            <text:p>1623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string" calcext:value-type="string">
            <text:p><text:s/>dup2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]/[.C4])"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43092" calcext:value-type="float">
            <text:p>43092</text:p>
          </table:table-cell>
          <table:table-cell office:value-type="string" calcext:value-type="string">
            <text:p><text:s/>iaload <text:s text:c="7"/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5]/[.C5])"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string" calcext:value-type="string">
            <text:p><text:s/>iastore <text:s text:c="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6]/[.C6])"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string" calcext:value-type="string">
            <text:p><text:s/>goto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7]/[.C7])"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<text:s/>invokevirtua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8]/[.C8])"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<text:s/>bipush <text:s text:c="7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9]/[.C9])" office:value-type="float" office:value="15109" calcext:value-type="float">
            <text:p>15109</text:p>
          </table:table-cell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string" calcext:value-type="string">
            <text:p><text:s/>ldi <text:s text:c="1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10]/[.C10])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24557" calcext:value-type="float">
            <text:p>24557</text:p>
          </table:table-cell>
          <table:table-cell office:value-type="string" calcext:value-type="string">
            <text:p><text:s/>du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1]/[.C11])" office:value-type="float" office:value="24557" calcext:value-type="float">
            <text:p>24557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string" calcext:value-type="string">
            <text:p><text:s/>jreturn <text:s text:c="6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/>
          <table:table-cell table:formula="of:=INT([.A12]/[.C12])" office:value-type="float" office:value="10358" calcext:value-type="float">
            <text:p>10358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<text:s/>pop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3]/[.C13])"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<text:s/>ian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4]/[.C14])"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string" calcext:value-type="string">
            <text:p><text:s/>swap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5]/[.C15])"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rem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6]/[.C16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/>idiv <text:s text:c="9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7]/[.C17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<text:s/>isub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8]/[.C18])"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<text:s/>ixo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19]/[.C19])"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<text:s/>iconst_2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0]/[.C20])"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<text:s/>baload <text:s text:c="7"/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INT([.A21]/[.C21])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<text:s/>donext <text:s text:c="7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2]/[.C22])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iadd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3]/[.C23])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<text:s/>put <text:s text:c="10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4]/[.C24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bastore <text:s text:c="6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25]/[.C25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iconst_1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26]/[.C26])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pushr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7]/[.C27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if_icmpgt <text:s text:c="4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8]/[.C28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iflt <text:s text:c="9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29]/[.C29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get <text:s text:c="10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0]/[.C30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po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1]/[.C31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if_icmplt <text:s text:c="4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2]/[.C32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iconst_m1 <text:s text:c="4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3]/[.C33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iconst_0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4]/[.C34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op2 <text:s text:c="9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5]/[.C35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dup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6]/[.C36]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astore <text:s text:c="6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formula="of:=INT([.A37]/[.C3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iconst_3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38]/[.C38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if_icmpeq <text:s text:c="4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INT([.A39]/[.C3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imul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0]/[.C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const_4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1]/[.C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op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NT([.A42]/[.C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shr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3]/[.C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or <text:s text:c="10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INT([.A44]/[.C44])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jk_2.A1:jk_2.G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6:27:59.551511013</meta:creation-date>
    <dc:date>2024-01-17T17:16:50.205903034</dc:date>
    <meta:editing-duration>PT8M4S</meta:editing-duration>
    <meta:editing-cycles>1</meta:editing-cycles>
    <meta:document-statistic meta:table-count="2" meta:cell-count="238" meta:object-count="0"/>
    <meta:generator>LibreOffice/6.4.7.2$Linux_X86_64 LibreOffice_project/40$Build-2</meta:generator>
  </office:meta>
</office:document-meta>
</file>